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4" style:family="table">
      <style:table-properties style:width="18.962cm" fo:margin-left="-0.199cm" table:align="left" style:writing-mode="lr-tb"/>
    </style:style>
    <style:style style:name="Таблиця4.A" style:family="table-column">
      <style:table-column-properties style:column-width="1.72cm"/>
    </style:style>
    <style:style style:name="Таблиця4.B" style:family="table-column">
      <style:table-column-properties style:column-width="1.471cm"/>
    </style:style>
    <style:style style:name="Таблиця4.C" style:family="table-column">
      <style:table-column-properties style:column-width="12.79cm"/>
    </style:style>
    <style:style style:name="Таблиця4.D" style:family="table-column">
      <style:table-column-properties style:column-width="0.083cm"/>
    </style:style>
    <style:style style:name="Таблиця4.E" style:family="table-column">
      <style:table-column-properties style:column-width="2.898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7" style:family="table-row">
      <style:table-row-properties style:min-row-height="0.847cm" fo:keep-together="auto"/>
    </style:style>
    <style:style style:name="Таблиця4.9" style:family="table-row">
      <style:table-row-properties style:min-row-height="0.39cm" fo:keep-together="auto"/>
    </style:style>
    <style:style style:name="Таблиця4.10" style:family="table-row">
      <style:table-row-properties style:min-row-height="0.45cm" fo:keep-together="auto"/>
    </style:style>
    <style:style style:name="Таблиця4.11" style:family="table-row">
      <style:table-row-properties style:min-row-height="0.582cm" fo:keep-together="auto"/>
    </style:style>
    <style:style style:name="Таблиця4.12" style:family="table-row">
      <style:table-row-properties style:min-row-height="0.688cm" fo:keep-together="auto"/>
    </style:style>
    <style:style style:name="Таблиця4.13" style:family="table-row">
      <style:table-row-properties style:min-row-height="0.265cm" fo:keep-together="auto"/>
    </style:style>
    <style:style style:name="Таблиця4.16" style:family="table-row">
      <style:table-row-properties style:min-row-height="0.436cm" fo:keep-together="auto"/>
    </style:style>
    <style:style style:name="Таблиця4.C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17" style:family="table-row">
      <style:table-row-properties style:min-row-height="0.383cm" fo:keep-together="auto"/>
    </style:style>
    <style:style style:name="Таблиця4.18" style:family="table-row">
      <style:table-row-properties style:min-row-height="0.236cm" fo:keep-together="auto"/>
    </style:style>
    <style:style style:name="Таблиця4.19" style:family="table-row">
      <style:table-row-properties style:min-row-height="0.295cm" fo:keep-together="auto"/>
    </style:style>
    <style:style style:name="Таблиця4.20" style:family="table-row">
      <style:table-row-properties style:min-row-height="0.266cm" fo:keep-together="auto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09cm"/>
    </style:style>
    <style:style style:name="Таблиця5.B" style:family="table-column">
      <style:table-column-properties style:column-width="7.886cm"/>
    </style:style>
    <style:style style:name="Таблиця5.C" style:family="table-column">
      <style:table-column-properties style:column-width="1.752cm"/>
    </style:style>
    <style:style style:name="Таблиця5.D" style:family="table-column">
      <style:table-column-properties style:column-width="1.75cm"/>
    </style:style>
    <style:style style:name="Таблиця5.E" style:family="table-column">
      <style:table-column-properties style:column-width="1.757cm"/>
    </style:style>
    <style:style style:name="Таблиця5.G" style:family="table-column">
      <style:table-column-properties style:column-width="2.018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19.65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>
        <style:tab-stops>
          <style:tab-stop style:position="2.381cm"/>
        </style:tab-stops>
      </style:paragraph-properties>
      <style:text-properties style:font-name="Times New Roman" fo:font-size="12pt" fo:language="uk" fo:country="UA" style:font-size-asian="12pt" style:font-name-complex="Times New Roman" style:font-size-complex="12pt"/>
    </style:style>
    <style:style style:name="P20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1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20d573" officeooo:paragraph-rsid="0020d573" style:font-size-asian="12pt" style:font-weight-asian="bold" style:font-name-complex="Times New Roman" style:font-size-complex="12pt"/>
    </style:style>
    <style:style style:name="P29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>
        <style:tab-stops>
          <style:tab-stop style:position="19.659cm"/>
        </style:tab-stops>
      </style:paragraph-properties>
    </style:style>
    <style:style style:name="P32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1ed677" style:font-size-asian="10.5pt" style:font-style-asian="normal" style:font-weight-asian="bold" style:font-size-complex="10.5pt" style:font-weight-complex="bold" style:text-emphasize="none"/>
    </style:style>
    <style:style style:name="P35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7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rsid="0010dd33" officeooo:paragraph-rsid="001d6d68" style:font-size-asian="14pt" style:font-name-complex="Times New Roman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0.5pt" officeooo:rsid="0030cfe3" officeooo:paragraph-rsid="0063f0b0" style:font-size-asian="10.5pt" style:font-size-complex="10.5pt"/>
    </style:style>
    <style:style style:name="P39" style:family="paragraph" style:parent-style-name="Standard">
      <style:paragraph-properties fo:margin-top="0cm" fo:margin-bottom="0cm" loext:contextual-spacing="false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P48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49" style:family="paragraph" style:parent-style-name="Standard">
      <style:paragraph-properties fo:margin-top="0cm" fo:margin-bottom="0cm" loext:contextual-spacing="false" fo:line-height="100%" style:text-autospace="none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52" style:family="paragraph" style:parent-style-name="Standard">
      <style:paragraph-properties fo:margin-top="0cm" fo:margin-bottom="0cm" loext:contextual-spacing="false" fo:line-height="100%" fo:text-align="end" style:justify-single-word="false" style:text-autospace="none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57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 style:text-autospace="none"/>
    </style:style>
    <style:style style:name="P60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</style:style>
    <style:style style:name="P61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P62" style:family="paragraph" style:parent-style-name="Standard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1ed77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-0.007cm" style:auto-text-indent="false"/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P66" style:family="paragraph" style:parent-style-name="Standard">
      <style:paragraph-properties fo:text-align="center" style:justify-single-word="false" style:text-autospace="none"/>
    </style:style>
    <style:style style:name="P67" style:family="paragraph" style:parent-style-name="Standard">
      <style:paragraph-properties fo:text-align="end" style:justify-single-word="false" style:text-autospace="none"/>
    </style:style>
    <style:style style:name="P68" style:family="paragraph" style:parent-style-name="Standard">
      <style:paragraph-properties fo:margin-top="0cm" fo:margin-bottom="0.212cm" loext:contextual-spacing="false"/>
    </style:style>
    <style:style style:name="P69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70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71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72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officeooo:paragraph-rsid="0020d573"/>
    </style:style>
    <style:style style:name="P73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officeooo:paragraph-rsid="0020d573"/>
    </style:style>
    <style:style style:name="P74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officeooo:paragraph-rsid="0020d573"/>
    </style:style>
    <style:style style:name="P75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20d573" style:font-name-asian="Times New Roman2" style:font-size-asian="12pt" style:language-asian="uk" style:country-asian="UA" style:font-name-complex="Times New Roman2" style:font-size-complex="12pt"/>
    </style:style>
    <style:style style:name="P76" style:family="paragraph" style:parent-style-name="Абзац_20_списка" style:list-style-name="WW8Num1"/>
    <style:style style:name="P77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78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9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</style:style>
    <style:style style:name="P80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1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82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83" style:family="paragraph" style:parent-style-name="Style13">
      <style:paragraph-properties fo:margin-left="0cm" fo:margin-right="-0.002cm" fo:text-indent="0cm" style:auto-text-indent="false"/>
    </style:style>
    <style:style style:name="P84" style:family="paragraph" style:parent-style-name="Style16">
      <style:paragraph-properties fo:margin-left="0cm" fo:margin-right="-0.002cm" fo:line-height="100%" fo:text-indent="0cm" style:auto-text-indent="false"/>
    </style:style>
    <style:style style:name="P85" style:family="paragraph" style:parent-style-name="Style16">
      <style:paragraph-properties fo:margin-left="0cm" fo:margin-right="-0.002cm" fo:line-height="115%" fo:orphans="2" fo:widows="2" fo:text-indent="0cm" style:auto-text-indent="false"/>
    </style:style>
    <style:style style:name="P86" style:family="paragraph" style:parent-style-name="Style16">
      <style:paragraph-properties fo:margin-left="0cm" fo:margin-right="-0.002cm" fo:line-height="115%" fo:text-align="justify" style:justify-single-word="false" fo:text-indent="0cm" style:auto-text-indent="false"/>
    </style:style>
    <style:style style:name="P87" style:family="paragraph" style:parent-style-name="Зміст_5f_вимоги">
      <style:paragraph-properties fo:line-height="100%"/>
      <style:text-properties officeooo:paragraph-rsid="0020d573"/>
    </style:style>
    <style:style style:name="P88" style:family="paragraph" style:parent-style-name="Зміст_5f_вимоги">
      <style:text-properties officeooo:paragraph-rsid="0020d573"/>
    </style:style>
    <style:style style:name="P89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officeooo:paragraph-rsid="0020d573"/>
    </style:style>
    <style:style style:name="P90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weight="bold" officeooo:paragraph-rsid="0020d573" style:font-size-asian="12pt" style:language-asian="uk" style:country-asian="UA" style:font-weight-asian="bold" style:font-name-complex="Times New Roman" style:font-size-complex="12pt" style:font-weight-complex="bold"/>
    </style:style>
    <style:style style:name="P91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officeooo:paragraph-rsid="0020d573" style:font-size-asian="12pt" style:language-asian="uk" style:country-asian="UA" style:font-name-complex="Times New Roman" style:font-size-complex="12pt" style:font-weight-complex="bold"/>
    </style:style>
    <style:style style:name="P92" style:family="paragraph" style:parent-style-name="Table_20_Contents">
      <style:paragraph-properties fo:line-height="100%" fo:text-align="start" style:justify-single-word="false"/>
      <style:text-properties fo:font-size="10.5pt" fo:font-weight="bold" officeooo:rsid="00181cf4" officeooo:paragraph-rsid="001ed677" style:font-size-asian="10.5pt" style:font-weight-asian="bold" style:font-size-complex="10.5pt" style:font-weight-complex="bold"/>
    </style:style>
    <style:style style:name="P93" style:family="paragraph" style:parent-style-name="Table_20_Contents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font-size="10.5pt" fo:font-weight="bold" officeooo:rsid="00181cf4" officeooo:paragraph-rsid="0021ed77" style:font-size-asian="10.5pt" style:font-weight-asian="bold" style:font-size-complex="10.5pt" style:font-weight-complex="bold"/>
    </style:style>
    <style:style style:name="P94" style:family="paragraph"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95" style:family="paragraph">
      <style:paragraph-properties fo:margin-left="0.026cm" fo:margin-right="0cm" fo:margin-top="0cm" fo:margin-bottom="0cm" fo:line-height="100%" fo:text-indent="0cm"/>
    </style:style>
    <style:style style:name="P96" style:family="paragraph">
      <style:paragraph-properties fo:margin-top="0cm" fo:margin-bottom="0cm" fo:line-height="100%"/>
    </style:style>
    <style:style style:name="P97" style:family="paragraph">
      <style:paragraph-properties fo:margin-top="0cm" fo:margin-bottom="0cm" fo:line-height="100%" fo:text-align="justify"/>
    </style:style>
    <style:style style:name="P98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3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6" style:family="text">
      <style:text-properties style:font-name="Times New Roman" fo:font-size="14pt" fo:language="uk" fo:country="UA" fo:font-weight="bold" officeooo:rsid="001d6d68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8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T9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10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11" style:family="text">
      <style:text-properties style:font-name="Times New Roman" fo:font-size="14pt" fo:language="uk" fo:country="UA" fo:font-style="italic" fo:font-weight="normal" style:font-size-asian="14pt" style:language-asian="uk" style:country-asian="UA" style:font-style-asian="italic" style:font-weight-asian="normal" style:font-name-complex="Times New Roman" style:font-size-complex="14pt"/>
    </style:style>
    <style:style style:name="T12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1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4" style:family="text">
      <style:text-properties style:font-name="Times New Roman" fo:font-size="14pt" fo:letter-spacing="0.005cm" fo:language="uk" fo:country="UA" fo:font-weight="bold" style:font-size-asian="14pt" style:font-weight-asian="bold" style:font-name-complex="Times New Roman" style:font-size-complex="14pt" style:font-weight-complex="bold"/>
    </style:style>
    <style:style style:name="T15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6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17" style:family="text">
      <style:text-properties style:font-name="Times New Roman" fo:font-size="12pt" fo:language="uk" fo:country="UA" fo:font-weight="bold" officeooo:rsid="001ed677" style:font-size-asian="12pt" style:font-weight-asian="bold" style:font-name-complex="Times New Roman" style:font-size-complex="12pt"/>
    </style:style>
    <style:style style:name="T18" style:family="text">
      <style:text-properties style:font-name="Times New Roman" fo:font-size="12pt" fo:language="uk" fo:country="UA" fo:font-weight="bold" officeooo:rsid="0020d573" style:font-size-asian="12pt" style:font-weight-asian="bold" style:font-name-complex="Times New Roman" style:font-size-complex="12pt"/>
    </style:style>
    <style:style style:name="T19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2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1" style:family="text">
      <style:text-properties style:font-name="Times New Roman" fo:font-size="12pt" fo:language="uk" fo:country="UA" officeooo:rsid="001ed677" style:font-size-asian="12pt" style:font-name-complex="Times New Roman" style:font-size-complex="12pt"/>
    </style:style>
    <style:style style:name="T22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23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24" style:family="text">
      <style:text-properties style:font-name="Times New Roman" fo:font-size="12pt" style:font-size-asian="12pt" style:font-name-complex="Times New Roman" style:font-size-complex="12pt"/>
    </style:style>
    <style:style style:name="T25" style:family="text">
      <style:text-properties style:font-name="Times New Roman" style:font-name-complex="Times New Roman" style:font-size-complex="14pt" style:font-style-complex="italic" style:font-weight-complex="bold"/>
    </style:style>
    <style:style style:name="T26" style:family="text">
      <style:text-properties style:font-name="Times New Roman" officeooo:rsid="005bc6ae" style:font-name-complex="Times New Roman" style:font-size-complex="14pt" style:font-style-complex="italic" style:font-weight-complex="bold"/>
    </style:style>
    <style:style style:name="T27" style:family="text">
      <style:text-properties style:font-name="Times New Roman" officeooo:rsid="00117476" style:font-name-complex="Times New Roman" style:font-size-complex="14pt"/>
    </style:style>
    <style:style style:name="T28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29" style:family="text">
      <style:text-properties style:font-name="Times New Roman" fo:font-size="10.5pt" fo:language="uk" fo:country="UA" fo:font-weight="bold" officeooo:rsid="0063f0b0" style:font-size-asian="10.5pt" style:language-asian="uk" style:country-asian="UA" style:font-weight-asian="bold" style:font-name-complex="Times New Roman" style:font-size-complex="10.5pt" style:font-weight-complex="bold"/>
    </style:style>
    <style:style style:name="T30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31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32" style:family="text">
      <style:text-properties fo:language="uk" fo:country="UA"/>
    </style:style>
    <style:style style:name="T33" style:family="text">
      <style:text-properties fo:font-weight="bold" style:font-weight-asian="bold"/>
    </style:style>
    <style:style style:name="T34" style:family="text">
      <style:text-properties fo:font-style="italic" style:font-style-asian="italic"/>
    </style:style>
    <style:style style:name="T35" style:family="text"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T36" style:family="text">
      <style:text-properties fo:color="#000000" style:font-name="Times New Roman" fo:font-size="12pt" fo:language="uk" fo:country="UA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37" style:family="text">
      <style:text-properties fo:color="#000000" style:font-name="Times New Roman" fo:font-size="12pt" fo:language="uk" fo:country="UA" fo:font-style="italic" style:font-size-asian="12pt" style:language-asian="uk" style:country-asian="UA" style:font-style-asian="italic" style:font-name-complex="Times New Roman" style:font-size-complex="12pt"/>
    </style:style>
    <style:style style:name="T38" style:family="text">
      <style:text-properties fo:color="#000000" style:font-name="Times New Roman" fo:font-size="12pt" fo:language="uk" fo:country="UA" fo:font-style="italic" style:font-name-asian="Calibri" style:font-size-asian="12pt" style:language-asian="uk" style:country-asian="UA" style:font-style-asian="italic" style:font-name-complex="Times New Roman" style:font-size-complex="12pt"/>
    </style:style>
    <style:style style:name="T39" style:family="text">
      <style:text-properties fo:color="#000000"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40" style:family="text">
      <style:text-properties fo:color="#000000" style:font-name="Times New Roman" fo:font-size="12pt" fo:language="uk" fo:country="UA" style:font-name-asian="Calibri" style:font-size-asian="12pt" style:language-asian="uk" style:country-asian="UA" style:font-name-complex="Times New Roman" style:font-size-complex="12pt"/>
    </style:style>
    <style:style style:name="T41" style:family="text">
      <style:text-properties fo:color="#000000"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42" style:family="text">
      <style:text-properties fo:color="#000000" style:font-name="Times New Roman" fo:font-size="12pt" fo:language="ru" fo:country="RU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43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44" style:family="text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45" style:family="text">
      <style:text-properties fo:color="#000000" fo:font-size="12pt" fo:font-style="italic" style:font-name-asian="Calibri" style:font-size-asian="12pt" style:language-asian="uk" style:country-asian="UA" style:font-style-asian="italic" style:font-size-complex="12pt"/>
    </style:style>
    <style:style style:name="T46" style:family="text">
      <style:text-properties fo:color="#000000" fo:font-size="12pt" style:font-name-asian="Calibri" style:font-size-asian="12pt" style:language-asian="uk" style:country-asian="UA" style:font-size-complex="12pt"/>
    </style:style>
    <style:style style:name="T4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5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5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53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54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81cf4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55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4bcbd5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56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name-asian="Times New Roman2" style:font-size-asian="10.5pt" style:language-asian="uk" style:country-asian="UA" style:font-style-asian="normal" style:font-weight-asian="bold" style:font-name-complex="Times New Roman2" style:font-size-complex="10.5pt" style:font-weight-complex="bold" style:text-emphasize="none"/>
    </style:style>
    <style:style style:name="T57" style:family="text">
      <style:text-properties officeooo:rsid="005bc6ae"/>
    </style:style>
    <style:style style:name="T58" style:family="text">
      <style:text-properties officeooo:rsid="000f0310"/>
    </style:style>
    <style:style style:name="T59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60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61" style:family="text">
      <style:text-properties style:font-name="Times New Roman" fo:font-size="14pt" fo:language="uk" fo:country="UA" fo:font-weight="bold" officeooo:rsid="005bc6ae" style:font-size-asian="14pt" style:font-weight-asian="bold" style:font-name-complex="Times New Roman" style:font-size-complex="12pt"/>
    </style:style>
    <style:style style:name="T62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63" style:family="text">
      <style:text-properties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64" style:family="text">
      <style:text-properties style:font-name="Times New Roman" fo:font-size="10.5pt" fo:language="uk" fo:country="UA" fo:font-weight="bold" officeooo:rsid="00181cf4" style:font-name-asian="Times New Roman2" style:font-size-asian="10.5pt" style:language-asian="uk" style:country-asian="UA" style:font-weight-asian="bold" style:font-name-complex="Times New Roman2" style:font-size-complex="10.5pt" style:font-weight-complex="bold"/>
    </style:style>
    <style:style style:name="T65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2" style:font-size-complex="10.5pt" style:font-weight-complex="bold"/>
    </style:style>
    <style:style style:name="T66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67" style:family="text">
      <style:text-properties officeooo:rsid="00464a7d"/>
    </style:style>
    <style:style style:name="T68" style:family="text">
      <style:text-properties officeooo:rsid="0010dd33"/>
    </style:style>
    <style:style style:name="T69" style:family="text">
      <style:text-properties officeooo:rsid="001ed677"/>
    </style:style>
    <style:style style:name="T70" style:family="text">
      <style:text-properties fo:color="#000000"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71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72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73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gr1" style:family="graphic">
      <style:graphic-properties draw:stroke="none" svg:stroke-color="#000000" draw:fill="none" draw:fill-color="#ffffff" fo:min-height="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70"><text:tab/>ПОГОДЖЕНО<text:tab/><text:tab/><text:tab/><text:tab/><text:tab/><text:tab/><text:tab/><text:tab/><text:tab/><text:tab/>ЗАТВЕРДЖЕНО</text:p>
      <text:p text:style-name="P35"><text:span text:style-name="T58"><text:tab/>Заступник</text:span> директора _________ М.В. Савіна<text:tab/><text:tab/><text:tab/><text:tab/><text:tab/><text:span text:style-name="T58">Д</text:span>иректор <text:span text:style-name="T58">школи</text:span> ____________ Л.М. Воробйов</text:p>
      <text:p text:style-name="P35"><text:tab/>____________ 201<text:span text:style-name="T57">8</text:span> р.<text:tab/><text:tab/><text:tab/><text:tab/><text:tab/><text:tab/><text:tab/><text:tab/><text:tab/>_____________ 201<text:span text:style-name="T57">8</text:span> р.</text:p>
      <text:p text:style-name="P35"><text:span text:style-name="T25"><text:tab/>____________ 201</text:span><text:span text:style-name="T26">9</text:span><text:span text:style-name="T25"> р.<text:tab/><text:tab/><text:tab/><text:tab/><text:tab/><text:tab/><text:tab/><text:tab/><text:tab/>_____________ 201</text:span><text:span text:style-name="T26">9</text:span><text:span text:style-name="T25"> р.</text:span></text:p>
      <text:p text:style-name="P5"/>
      <text:p text:style-name="P42"/>
      <text:p text:style-name="P43">Календарно-тематичне планування<text:line-break/>з Інформатики для індивідуального навчання </text:p>
      <text:p text:style-name="P32"><text:span text:style-name="T4">учня <text:s/></text:span><text:span text:style-name="T6">7</text:span><text:span text:style-name="T4">-В класу </text:span><text:span text:style-name="T13">Карапетрова Олександра</text:span><text:span text:style-name="T4"><text:line-break/></text:span><text:span text:style-name="T60">в</text:span><text:span text:style-name="T59">читель Трубіцина А.Л.</text:span></text:p>
      <text:p text:style-name="P32"><text:span text:style-name="T59">201</text:span><text:span text:style-name="T61">8</text:span><text:span text:style-name="T59">-201</text:span><text:span text:style-name="T61">9</text:span><text:span text:style-name="T59"> н.р.</text:span><text:span text:style-name="T2"><text:line-break/><text:line-break/></text:span></text:p>
      <text:p text:style-name="P36">Джерело: Програма для загальноосвітніх навчальних закладів.</text:p>
      <text:p text:style-name="P36">Інформатика навчальна програма для учнів <text:span text:style-name="T67">7 </text:span>класу</text:p>
      <text:p text:style-name="P36">загальноосвітніх навчальних закладів <text:span text:style-name="T68">затверджена Міністерством освіти і науки України</text:span></text:p>
      <text:p text:style-name="P37"><text:span text:style-name="T2">(Наказ МОН від </text:span><text:span text:style-name="T27">07.06.2017 №804</text:span><text:span text:style-name="T2">)</text:span></text:p>
      <text:p text:style-name="P4"/>
      <text:p text:style-name="P6"><text:s text:c="143"/>Погоджено на засіданні МО<text:line-break/> <text:s text:c="142"/>протокол № <text:s/>____ від <text:s/>____________р.<text:line-break/> <text:s text:c="142"/>кер. МО ____________ В.В. Маляренко</text:p>
      <text:p text:style-name="P31"><text:soft-page-break/><text:span text:style-name="T2"><text:s text:c="101"/></text:span></text:p>
      <text:p text:style-name="P69"><text:span text:style-name="T16">ЗАТВЕРДЖУЮ<text:line-break/></text:span><text:span text:style-name="T23">Директор ЕЗОШ <text:s/>№ <text:s/>2</text:span><text:span text:style-name="T20"><text:line-break/>______Л.М. Воробйов <text:line-break/>____________ 201</text:span><text:span text:style-name="T21">8</text:span><text:span text:style-name="T20">р</text:span></text:p>
      <text:p text:style-name="P14">____________ 201<text:span text:style-name="T69">9</text:span>р</text:p>
      <text:p text:style-name="P14"/>
      <text:p text:style-name="P22"/>
      <text:p text:style-name="P22">ПРОГРАМА</text:p>
      <text:p text:style-name="P2"><text:span text:style-name="T16">З ІНФОРМАТИКИ для учня </text:span><text:span text:style-name="T17">7</text:span><text:span text:style-name="T16">-В класу</text:span></text:p>
      <text:p text:style-name="P15"><text:span text:style-name="T33">Карапетрова Олександра 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3"/>
          </table:table-cell>
          <table:table-cell table:style-name="Таблиця1.A1" office:value-type="string">
            <text:p text:style-name="P2"><text:span text:style-name="T16">Для </text:span><text:span text:style-name="T17">7</text:span><text:span text:style-name="T16">-В класу</text:span></text:p>
          </table:table-cell>
          <table:table-cell table:style-name="Таблиця1.C1" office:value-type="string">
            <text:p text:style-name="P2"><text:span text:style-name="T16">Для Карапетрова О.</text:span></text:p>
          </table:table-cell>
        </table:table-row>
        <table:table-row table:style-name="Таблиця1.2">
          <table:table-cell table:style-name="Таблиця1.A1" office:value-type="string">
            <text:p text:style-name="P21">І семестр</text:p>
          </table:table-cell>
          <table:table-cell table:style-name="Таблиця1.A1" office:value-type="string">
            <text:p text:style-name="P1"><text:span text:style-name="T20"><text:s text:c="4"/>годин</text:span></text:p>
          </table:table-cell>
          <table:table-cell table:style-name="Таблиця1.C1" office:value-type="string">
            <text:p text:style-name="P1"><text:span text:style-name="T20"><text:s text:c="3"/>години</text:span></text:p>
          </table:table-cell>
        </table:table-row>
        <table:table-row table:style-name="Таблиця1.3">
          <table:table-cell table:style-name="Таблиця1.A1" office:value-type="string">
            <text:p text:style-name="P21">ІІ семестр</text:p>
          </table:table-cell>
          <table:table-cell table:style-name="Таблиця1.A1" office:value-type="string">
            <text:p text:style-name="P1"><text:span text:style-name="T20"><text:s text:c="4"/>годин</text:span></text:p>
          </table:table-cell>
          <table:table-cell table:style-name="Таблиця1.C1" office:value-type="string">
            <text:p text:style-name="P1"><text:span text:style-name="T20"><text:s text:c="3"/>годин</text:span></text:p>
          </table:table-cell>
        </table:table-row>
        <table:table-row table:style-name="Таблиця1.4">
          <table:table-cell table:style-name="Таблиця1.A1" office:value-type="string">
            <text:p text:style-name="P21">Усього</text:p>
          </table:table-cell>
          <table:table-cell table:style-name="Таблиця1.A1" office:value-type="string">
            <text:p text:style-name="P1"><text:span text:style-name="T20">35 год.</text:span></text:p>
            <text:p text:style-name="P1"><text:span text:style-name="T20">1 година на тиждень</text:span></text:p>
          </table:table-cell>
          <table:table-cell table:style-name="Таблиця1.C1" office:value-type="string">
            <text:p text:style-name="P1"><text:span text:style-name="T20">17 год.</text:span></text:p>
            <text:p text:style-name="P1"><text:span text:style-name="T20">2 години на місяць</text:span></text:p>
            <text:p text:style-name="P13"/>
          </table:table-cell>
        </table:table-row>
      </table:table>
      <text:p text:style-name="P15"/>
      <text:p text:style-name="P1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"><text:span text:style-name="T16">№ з/п</text:span></text:p>
          </table:table-cell>
          <table:table-cell table:style-name="Таблиця2.A1" office:value-type="string">
            <text:p text:style-name="P3"><text:span text:style-name="T16">Зміст навчального матеріалу. Тема </text:span></text:p>
          </table:table-cell>
          <table:table-cell table:style-name="Таблиця2.C1" office:value-type="string">
            <text:p text:style-name="P21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2">Тема 1</text:p>
          </table:table-cell>
          <table:table-cell table:style-name="Таблиця2.A1" office:value-type="string">
            <text:p text:style-name="P38"><text:span text:style-name="T49">Алгоритми та програми </text:span><text:span text:style-name="T50">(</text:span><text:span text:style-name="T51">1</text:span><text:span text:style-name="T52">6</text:span><text:span text:style-name="T50"> год.)</text:span></text:p>
          </table:table-cell>
          <table:table-cell table:style-name="Таблиця2.C1" office:value-type="string">
            <text:p text:style-name="P27">8</text:p>
          </table:table-cell>
        </table:table-row>
        <table:table-row table:style-name="Таблиця2.3">
          <table:table-cell table:style-name="Таблиця2.A1" office:value-type="string">
            <text:p text:style-name="P22">Тема 2 </text:p>
          </table:table-cell>
          <table:table-cell table:style-name="Таблиця2.A1" office:value-type="string">
            <text:p text:style-name="P34"><text:span text:style-name="Font_20_Style42"><text:span text:style-name="T56">Опрацювання табличних даних</text:span></text:span><text:span text:style-name="Font_20_Style42"><text:span text:style-name="T53"> (</text:span></text:span><text:span text:style-name="Font_20_Style42"><text:span text:style-name="T55">10</text:span></text:span><text:span text:style-name="Font_20_Style42"><text:span text:style-name="T53"> год.)</text:span></text:span></text:p>
          </table:table-cell>
          <table:table-cell table:style-name="Таблиця2.C1" office:value-type="string">
            <text:p text:style-name="P27">5</text:p>
          </table:table-cell>
        </table:table-row>
        <table:table-row table:style-name="Таблиця2.4">
          <table:table-cell table:style-name="Таблиця2.A1" office:value-type="string">
            <text:p text:style-name="P22">Тема 3 </text:p>
          </table:table-cell>
          <table:table-cell table:style-name="Таблиця2.A1" office:value-type="string">
            <text:p text:style-name="P92"><text:span text:style-name="Font_20_Style42"><text:span text:style-name="T64">Служби Інтернету</text:span></text:span><text:span text:style-name="Font_20_Style42"><text:span text:style-name="T28"> (</text:span></text:span><text:span text:style-name="Font_20_Style42"><text:span text:style-name="T30">9 год.</text:span></text:span><text:span text:style-name="Font_20_Style42"><text:span text:style-name="T28">)</text:span></text:span></text:p>
          </table:table-cell>
          <table:table-cell table:style-name="Таблиця2.C1" office:value-type="string">
            <text:p text:style-name="P27">4</text:p>
          </table:table-cell>
        </table:table-row>
      </table:table>
      <text:p text:style-name="P16"/>
      <text:p text:style-name="P16"><text:span text:style-name="T69">В</text:span>читель <text:tab/><text:tab/><text:tab/><text:tab/><text:tab/><text:tab/><text:tab/><text:tab/><text:span text:style-name="T69">Трубіцина</text:span> <text:span text:style-name="T69">А</text:span>.<text:span text:style-name="T69">Л</text:span>._______</text:p>
      <text:p text:style-name="P44"/>
      <text:p text:style-name="P44"/>
      <text:p text:style-name="P44"/>
      <text:p text:style-name="P44"/>
      <text:p text:style-name="P44"/>
      <text:p text:style-name="P44">ПОГОДЖЕНО</text:p>
      <text:p text:style-name="P44">Заступник директора з НВР</text:p>
      <text:p text:style-name="P44">______ М.В. Савіна</text:p>
      <text:p text:style-name="P40"><text:span text:style-name="T20">_________________ 201</text:span><text:span text:style-name="T21">8</text:span><text:span text:style-name="T20"> р.</text:span></text:p>
      <text:p text:style-name="P40"><text:span text:style-name="T20">_________________ 201</text:span><text:span text:style-name="T21">9</text:span><text:span text:style-name="T20"> р.</text:span></text:p>
      <text:p text:style-name="P44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ext:soft-page-break/>
        <table:table-row table:style-name="Таблиця3.1">
          <table:table-cell table:style-name="Таблиця3.A1" table:number-columns-spanned="2" office:value-type="string">
            <text:p text:style-name="P24">Кількість</text:p>
            <text:p text:style-name="P24">годин</text:p>
          </table:table-cell>
          <table:covered-table-cell/>
          <table:table-cell table:style-name="Таблиця3.C1" table:number-rows-spanned="2" office:value-type="string">
            <text:p text:style-name="P24">Зміст навчального матеріалу</text:p>
          </table:table-cell>
          <table:table-cell table:style-name="Таблиця3.D1" table:number-rows-spanned="2" office:value-type="string">
            <text:p text:style-name="P24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3"><text:span text:style-name="T18">7</text:span><text:span text:style-name="T16">-В</text:span></text:p>
          </table:table-cell>
          <table:table-cell table:style-name="Таблиця3.A1" office:value-type="string">
            <text:p text:style-name="P24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28">16</text:p>
          </table:table-cell>
          <table:table-cell table:style-name="Таблиця3.A1" office:value-type="string">
            <text:p text:style-name="P28">8</text:p>
          </table:table-cell>
          <table:table-cell table:style-name="Таблиця3.A1" office:value-type="string">
            <text:p text:style-name="P60"><draw:frame text:anchor-type="paragraph" draw:z-index="0" draw:name="Фигура3" draw:style-name="gr1" draw:text-style-name="P98" svg:width="8.148cm" svg:height="7.259cm" svg:x="0.016cm" svg:y="0.079cm"><draw:text-box><text:p text:style-name="P94"><text:span text:style-name="T70">Алгоритми та програми </text:span></text:p><text:p text:style-name="P95"><text:span text:style-name="T71">Знаннєва складова</text:span></text:p><text:p text:style-name="P96"><text:span text:style-name="T72"><text:s text:c="5"/></text:span><text:span text:style-name="T73">Пояснює</text:span><text:span text:style-name="T72"> поняття величини, змінної та операції </text:span><text:span text:style-name="T72">присвоювання.</text:span></text:p><text:p text:style-name="P96"><text:span text:style-name="T72"><text:s text:c="4"/></text:span><text:span text:style-name="T73">Знає</text:span><text:span text:style-name="T72"> базові алгоритми роботи зі змінними: </text:span><text:span text:style-name="T72">обмін значеннями, визначення найбільшого й </text:span><text:span text:style-name="T72">найменшого з двох значень</text:span></text:p><text:p text:style-name="P96"><text:span text:style-name="T71">Діяльнісна складова</text:span></text:p><text:p text:style-name="P97"><text:span text:style-name="T72"><text:s text:c="4"/></text:span><text:span text:style-name="T73">Використовує</text:span><text:span text:style-name="T72"> різні алгоритмічні структури та </text:span><text:span text:style-name="T72">змінні для <text:s/>розв’язання навчальних і життєвих </text:span><text:span text:style-name="T72">задач.</text:span></text:p><text:p text:style-name="P97"><text:span text:style-name="T72"><text:s text:c="5"/></text:span><text:span text:style-name="T73">Застосовує</text:span><text:span text:style-name="T72"> засоби програмування для побудови </text:span><text:span text:style-name="T72">моделей</text:span></text:p><text:p text:style-name="P97"><text:span text:style-name="T71">Ціннісна складова</text:span></text:p><text:p text:style-name="P97"><text:span text:style-name="T72"><text:s text:c="5"/></text:span><text:span text:style-name="T73">Усвідомлює</text:span><text:span text:style-name="T72"> роль програмування та </text:span><text:span text:style-name="T72">моделювання для розв’язання навчальних і </text:span><text:span text:style-name="T72">життєвих задач</text:span></text:p></draw:text-box></draw:frame><text:span text:style-name="T36"/></text:p>
          </table:table-cell>
          <table:table-cell table:style-name="Таблиця3.D3" office:value-type="string">
            <text:p text:style-name="P72"><text:span text:style-name="T62">Величини. Змінні. Вказівка присвоювання.</text:span></text:p>
            <text:p text:style-name="P71"/>
            <text:p text:style-name="P73"><text:span text:style-name="T62">Створення алгоритмів і програм з використанням змінних і різних алгоритмічних структур: лінійних, розгалужень і повторень.</text:span></text:p>
            <text:p text:style-name="P71"/>
            <text:p text:style-name="P72"><text:span text:style-name="T62">Опис моделей у середовищі програмування</text:span></text:p>
            <text:p text:style-name="P71"/>
            <text:p text:style-name="P71"/>
            <text:p text:style-name="P71"/>
            <text:p text:style-name="P71"/>
            <text:p text:style-name="P71"/>
          </table:table-cell>
        </table:table-row>
        <table:table-row table:style-name="Таблиця3.4">
          <table:table-cell table:style-name="Таблиця3.A1" office:value-type="string">
            <text:p text:style-name="P28">10</text:p>
          </table:table-cell>
          <table:table-cell table:style-name="Таблиця3.A1" office:value-type="string">
            <text:p text:style-name="P28">5</text:p>
          </table:table-cell>
          <table:table-cell table:style-name="Таблиця3.A1" office:value-type="string">
            <text:p text:style-name="P62"><text:span text:style-name="Font_20_Style42"><text:span text:style-name="T65">Опрацювання табличних даних</text:span></text:span><text:span text:style-name="Font_20_Style42"><text:span text:style-name="T31"> </text:span></text:span></text:p>
            <text:p text:style-name="P74"><text:span text:style-name="T63">Знаннєва складова</text:span></text:p>
            <text:p text:style-name="P87"><text:span text:style-name="T34">Пояснює</text:span> призначення електронних таблиць, зокрема як засобу моделювання.</text:p>
            <text:p text:style-name="P87"><text:span text:style-name="T34">Знає </text:span>принципи адресації клітинок і діапазонів.</text:p>
            <text:p text:style-name="P87"><text:span text:style-name="T34">Називає </text:span>основні типи даних та пояснює їхнє призначення.</text:p>
            <text:p text:style-name="P87"><text:span text:style-name="T34">Називає</text:span> і <text:span text:style-name="T34">пояснює </text:span>призначення основних об’єктів ЕТ.</text:p>
            <text:p text:style-name="P87"><text:span text:style-name="T34">Пояснює </text:span>поняття моделі</text:p>
            <text:p text:style-name="P74"><text:span text:style-name="T63">Діяльнісна складова</text:span></text:p>
            <text:p text:style-name="P87"><text:span text:style-name="T34">Застосовує </text:span>засоби опрацювання електронних таблиць для розв’язання навчальних і життєвих задач. </text:p>
            <text:p text:style-name="P87"><text:span text:style-name="T34">Аналізує </text:span>умову задачі, виокремлює зв’язки між величинами. Реалізує математичні моделі засобами електронних таблиць.</text:p>
            <text:p text:style-name="P87"><text:span text:style-name="T34">Використовує</text:span> формули в електронних таблицях.</text:p>
            <text:p text:style-name="P87"><text:span text:style-name="T34">Редагує</text:span> <text:s/>і <text:span text:style-name="T34">форматує</text:span> електронні таблиці.</text:p>
            <text:p text:style-name="P87"><text:span text:style-name="T34">Застосовує</text:span> засоби автозаповнення й автозавершення для прискорення введення даних</text:p>
            <text:p text:style-name="P74"><text:span text:style-name="T63">Ціннісна складова</text:span></text:p>
            <text:p text:style-name="P87"><text:span text:style-name="T34">Розпізнає</text:span> задачі, для яких доцільно використовувати електронні таблиці.</text:p>
            <text:p text:style-name="P89"><text:span text:style-name="T42">Робить висновки на основі аналізу даних в електронних таблицях</text:span></text:p>
          </table:table-cell>
          <table:table-cell table:style-name="Таблиця3.D3" office:value-type="string">
            <text:p text:style-name="P87">Поняття електронної таблиці. Табличні процесори, їх призначення. Середовище табличного процесора. </text:p>
            <text:p text:style-name="P87"/>
            <text:p text:style-name="P87">Об’єкти електронних таблиць — аркуш, клітинка, діапазон клітинок.</text:p>
            <text:p text:style-name="P87"/>
            <text:p text:style-name="P87"/>
            <text:p text:style-name="P87"/>
            <text:p text:style-name="P87"/>
            <text:p text:style-name="P87">Типи даних: числові, грошові, дати, текст, відсотки. Введення, редагування й форматування даних основних типів. </text:p>
            <text:p text:style-name="P87"/>
            <text:p text:style-name="P87">Адресація. Формули.</text:p>
            <text:p text:style-name="P87"/>
            <text:p text:style-name="P87">Редагування та форматування електронних таблиць.</text:p>
            <text:p text:style-name="P87"/>
            <text:p text:style-name="P87">Копіювання та переміщення клітинок і діапазонів, зокрема тих, що містять формули. </text:p>
            <text:p text:style-name="P87"/>
            <text:p text:style-name="P87">Автозаповнення та автозавершення.</text:p>
            <text:p text:style-name="P87"/>
            <text:p text:style-name="P87">Моделі. Етапи побудови моделей. Реалізація математичних моделей</text:p>
            <text:p text:style-name="P75"><text:span text:style-name="T24"/></text:p>
          </table:table-cell>
        </table:table-row>
        <text:soft-page-break/>
        <table:table-row table:style-name="Таблиця3.5">
          <table:table-cell table:style-name="Таблиця3.A1" office:value-type="string">
            <text:p text:style-name="P28">9</text:p>
          </table:table-cell>
          <table:table-cell table:style-name="Таблиця3.A1" office:value-type="string">
            <text:p text:style-name="P28">4</text:p>
          </table:table-cell>
          <table:table-cell table:style-name="Таблиця3.A1" office:value-type="string">
            <text:p text:style-name="P93"><text:span text:style-name="Font_20_Style42"><text:span text:style-name="T65">Служби Інтернету</text:span></text:span><text:span text:style-name="Font_20_Style42"><text:span text:style-name="T31"> </text:span></text:span></text:p>
            <text:p text:style-name="P74"><text:span text:style-name="T63">Знаннєва складова</text:span></text:p>
            <text:p text:style-name="P87"><text:span text:style-name="T34">Пояснює</text:span> принципи функціонування служб електронної пошти та спільного доступу, поняття хмарних сервісів.</text:p>
            <text:p text:style-name="P87"><text:span text:style-name="T34">Пояснює</text:span> небезпеки, пов’язані з використанням електронної пошти.</text:p>
            <text:p text:style-name="P87"><text:span text:style-name="T34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74"><text:span text:style-name="T63">Діяльнісна складова</text:span></text:p>
            <text:p text:style-name="P87"><text:span text:style-name="T34">Створює</text:span> поштову скриньку та використовує її.</text:p>
            <text:p text:style-name="P87"><text:span text:style-name="T34">Створює</text:span> і <text:span text:style-name="T34">використовує</text:span> списки розсилки.</text:p>
            <text:p text:style-name="P87"><text:span text:style-name="T34">Уміє</text:span> працювати в команді й організовувати спільну роботу в онлайн-середовищах.</text:p>
            <text:p text:style-name="P87"><text:span text:style-name="T34">Використовує</text:span> онлайнові перекладачі</text:p>
            <text:p text:style-name="P74"><text:span text:style-name="T63">Ціннісна складова</text:span></text:p>
            <text:p text:style-name="P87"><text:span text:style-name="T34">Усвідомлює</text:span> переваги та недоліки електронної пошти як засобу спілкування.</text:p>
            <text:p text:style-name="P87"><text:span text:style-name="T34">Дотримується</text:span> принципів електронного етикету та безпечного користування електронною поштою.</text:p>
            <text:p text:style-name="P87"><text:span text:style-name="T34">Усвідомлює </text:span>цінність персонального освітньо-комунікаційного середовища для навчання та саморозвитку.</text:p>
            <text:p text:style-name="P90"><text:span text:style-name="T34">Усвідомлює значення Інтернету речей у житті людини</text:span></text:p>
          </table:table-cell>
          <table:table-cell table:style-name="Таблиця3.D3" office:value-type="string">
            <text:p text:style-name="P88">Поштові служби Інтернету. Створення електронної скриньки. Надсилання, отримання, перенаправлення повідомлень. Пересилання файлів. Використання адресної книги та списків розсилки.</text:p>
            <text:p text:style-name="P88"/>
            <text:p text:style-name="P88">Етикет електронного листування. Правила безпечного користування електронною скринькою. Основні ознаки спаму й фішингу.</text:p>
            <text:p text:style-name="P88"/>
            <text:p text:style-name="P88">Використання інтернет-ресурсів для спільної роботи. Рівні та способи доступу до ресурсів.</text:p>
            <text:p text:style-name="P88"/>
            <text:p text:style-name="P88">Зберігання даних та колективна робота з документами в Інтернеті; керування спільним доступом до них. Хмарні сервіси.</text:p>
            <text:p text:style-name="P88"/>
            <text:p text:style-name="P88">Онлайнові перекладачі.</text:p>
            <text:p text:style-name="P88"/>
            <text:p text:style-name="P91">Інтернет речей</text:p>
          </table:table-cell>
        </table:table-row>
      </table:table>
      <text:p text:style-name="P12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41"><text:span text:style-name="T5">ІІІ. </text:span><text:span text:style-name="T4">Календарно-тематичний план</text:span></text:p>
      <text:p text:style-name="P57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column table:style-name="Таблиця4.E"/>
        <table:table-row table:style-name="Таблиця4.1">
          <table:table-cell table:style-name="Таблиця4.A1" office:value-type="string">
            <text:p text:style-name="P45">№ уроку</text:p>
          </table:table-cell>
          <table:table-cell table:style-name="Таблиця4.A1" office:value-type="string">
            <text:p text:style-name="P45">№ Теми</text:p>
          </table:table-cell>
          <table:table-cell table:style-name="Таблиця4.A1" table:number-columns-spanned="2" office:value-type="string">
            <text:p text:style-name="P46">Тема уроку</text:p>
          </table:table-cell>
          <table:covered-table-cell/>
          <table:table-cell table:style-name="Таблиця4.E1" office:value-type="string">
            <text:p text:style-name="P46">Дата проведення уроку</text:p>
          </table:table-cell>
        </table:table-row>
        <table:table-row table:style-name="Таблиця4.2">
          <table:table-cell table:style-name="Таблиця4.E1" table:number-columns-spanned="5" office:value-type="string">
            <text:p text:style-name="P41"><text:span text:style-name="Font_20_Style42"><text:span text:style-name="T22">Тема </text:span></text:span><text:span text:style-name="Font_20_Style46"><text:span text:style-name="T19">1.</text:span></text:span><text:span text:style-name="Font_20_Style46"><text:span text:style-name="T22"> </text:span></text:span><text:span text:style-name="Font_20_Style42"><text:span text:style-name="T22">Комп’ютерна графіка</text:span></text:span><text:span text:style-name="T16"> (</text:span><text:span text:style-name="Font_20_Style42"><text:span text:style-name="T22">4 год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list xml:id="list4197077389" text:style-name="WW8Num20">
              <text:list-item>
                <text:p text:style-name="P80"/>
              </text:list-item>
            </text:list>
          </table:table-cell>
          <table:table-cell table:style-name="Таблиця4.A1" office:value-type="string">
            <text:p text:style-name="P79"><text:span text:style-name="T2">1.</text:span></text:p>
          </table:table-cell>
          <table:table-cell table:style-name="Таблиця4.A1" office:value-type="string">
            <text:p text:style-name="P39"><text:span text:style-name="T2">Безпека життєдіяльності при роботі з комп'ютером. </text:span><text:span text:style-name="T43">Поняття комп’ютерної графіки. Растрові та векторні зображення, їхні властивості. Формати файлів растрових і векторних зображень.</text:span></text:p>
          </table:table-cell>
          <table:table-cell table:style-name="Таблиця4.E1" table:number-columns-spanned="2" office:value-type="string">
            <text:p text:style-name="P53"/>
          </table:table-cell>
          <table:covered-table-cell/>
        </table:table-row>
        <table:table-row table:style-name="Таблиця4.4">
          <table:table-cell table:style-name="Таблиця4.A1" office:value-type="string">
            <text:list xml:id="list150752718005181" text:continue-numbering="true" text:style-name="WW8Num20">
              <text:list-item>
                <text:p text:style-name="P80"/>
              </text:list-item>
            </text:list>
          </table:table-cell>
          <table:table-cell table:style-name="Таблиця4.A1" office:value-type="string">
            <text:p text:style-name="P79"><text:span text:style-name="T2">2.</text:span></text:p>
          </table:table-cell>
          <table:table-cell table:style-name="Таблиця4.A1" office:value-type="string">
            <text:p text:style-name="P39"><text:span text:style-name="T2">Інструктаж з БЖД</text:span><text:span text:style-name="T9">. </text:span><text:span text:style-name="T43">Середовище та інструменти графічного редактора.</text:span><text:span text:style-name="T2"> </text:span><text:span text:style-name="T43">Особливості побудови й опрацювання векторних зображень. Побудова зображення з графічних примітивів. </text:span><text:span text:style-name="T9">Практична робота 1.</text:span></text:p>
          </table:table-cell>
          <table:table-cell table:style-name="Таблиця4.E1" table:number-columns-spanned="2" office:value-type="string">
            <text:p text:style-name="P53"/>
          </table:table-cell>
          <table:covered-table-cell/>
        </table:table-row>
        <table:table-row table:style-name="Таблиця4.5">
          <table:table-cell table:style-name="Таблиця4.A1" office:value-type="string">
            <text:list xml:id="list150751953036032" text:continue-numbering="true" text:style-name="WW8Num20">
              <text:list-item>
                <text:p text:style-name="P81">4.</text:p>
              </text:list-item>
            </text:list>
          </table:table-cell>
          <table:table-cell table:style-name="Таблиця4.A1" office:value-type="string">
            <text:p text:style-name="P79"><text:span text:style-name="T2">3.</text:span></text:p>
          </table:table-cell>
          <table:table-cell table:style-name="Таблиця4.A1" office:value-type="string">
            <text:p text:style-name="P39"><text:span text:style-name="T2">Інструктаж з БЖД</text:span><text:span text:style-name="T9">. </text:span><text:span text:style-name="T43">Операції над об’єктами та групами об’єктів. Багатошарові зображення, розміщення об’єктів у шарах. </text:span><text:span text:style-name="T9">Практична робота 2.</text:span></text:p>
          </table:table-cell>
          <table:table-cell table:style-name="Таблиця4.E1" table:number-columns-spanned="2" office:value-type="string">
            <text:p text:style-name="P58"/>
          </table:table-cell>
          <table:covered-table-cell/>
        </table:table-row>
        <table:table-row table:style-name="Таблиця4.6">
          <table:table-cell table:style-name="Таблиця4.A1" office:value-type="string">
            <text:list xml:id="list150750868256996" text:continue-numbering="true" text:style-name="WW8Num20">
              <text:list-item>
                <text:p text:style-name="P80"/>
              </text:list-item>
            </text:list>
          </table:table-cell>
          <table:table-cell table:style-name="Таблиця4.A1" office:value-type="string">
            <text:p text:style-name="P79"><text:span text:style-name="T2">4.</text:span></text:p>
          </table:table-cell>
          <table:table-cell table:style-name="Таблиця4.A1" office:value-type="string">
            <text:p text:style-name="P39"><text:span text:style-name="T2">Інструктаж з БЖД</text:span><text:span text:style-name="T9">. </text:span><text:span text:style-name="T43">Додавання тексту до графічних зображень та його форматування. </text:span><text:span text:style-name="T9">Практична робота 3.</text:span><text:span text:style-name="T43"> Налаштування параметрів та перетворення формату готового зображення. </text:span></text:p>
            <text:p text:style-name="P39"><text:span text:style-name="Font_20_Style42"><text:span text:style-name="T10">Узагальнення з теми.</text:span></text:span></text:p>
          </table:table-cell>
          <table:table-cell table:style-name="Таблиця4.E1" table:number-columns-spanned="2" office:value-type="string">
            <text:p text:style-name="P55"/>
          </table:table-cell>
          <table:covered-table-cell/>
        </table:table-row>
        <table:table-row table:style-name="Таблиця4.7">
          <table:table-cell table:style-name="Таблиця4.E1" table:number-columns-spanned="5" office:value-type="string">
            <text:p text:style-name="P41"><text:span text:style-name="T14">Тема 2.</text:span><text:span text:style-name="T3"> </text:span><text:span text:style-name="Font_20_Style42"><text:span text:style-name="T3">. Комп’ютерні презентації (4 год)</text:span>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Таблиця4.4">
          <table:table-cell table:style-name="Таблиця4.A1" office:value-type="string">
            <text:list xml:id="list150752410907458" text:continue-numbering="true" text:style-name="WW8Num20">
              <text:list-item>
                <text:p text:style-name="P80"/>
              </text:list-item>
            </text:list>
          </table:table-cell>
          <table:table-cell table:style-name="Таблиця4.A1" office:value-type="string">
            <text:p text:style-name="P82">1.</text:p>
          </table:table-cell>
          <table:table-cell table:style-name="Таблиця4.A1" office:value-type="string">
            <text:p text:style-name="P48"><text:span text:style-name="T2">Інструктаж з БЖД</text:span><text:span text:style-name="T9">. </text:span><text:span text:style-name="T2">Програмне забезпечення для створення й відтворення комп’ютерних презентацій. Етапи створення презентації та вимоги до її оформлення.</text:span></text:p>
          </table:table-cell>
          <table:table-cell table:style-name="Таблиця4.E1" table:number-columns-spanned="2" office:value-type="string">
            <text:p text:style-name="P53"/>
          </table:table-cell>
          <table:covered-table-cell/>
        </table:table-row>
        <table:table-row table:style-name="Таблиця4.9">
          <table:table-cell table:style-name="Таблиця4.A1" office:value-type="string">
            <text:list xml:id="list150752512462266" text:continue-numbering="true" text:style-name="WW8Num20">
              <text:list-item>
                <text:p text:style-name="P80"/>
              </text:list-item>
            </text:list>
          </table:table-cell>
          <table:table-cell table:style-name="Таблиця4.A1" office:value-type="string">
            <text:p text:style-name="P78">2.</text:p>
          </table:table-cell>
          <table:table-cell table:style-name="Таблиця4.A1" office:value-type="string">
            <text:p text:style-name="P49"><text:span text:style-name="T2">Інструктаж з БЖД</text:span><text:span text:style-name="T9">. </text:span><text:span text:style-name="T2">Відкриття, створення та збереження презентацій. Розробка слайдової презентації.</text:span></text:p>
            <text:p text:style-name="P48"><text:span text:style-name="T9">Практична робота 4</text:span><text:span text:style-name="T2">. Об’єкти презентації та засоби керування її демонстрацією. Типи слайдів.</text:span></text:p>
          </table:table-cell>
          <table:table-cell table:style-name="Таблиця4.E1" table:number-columns-spanned="2" office:value-type="string">
            <text:p text:style-name="P53"/>
          </table:table-cell>
          <table:covered-table-cell/>
        </table:table-row>
        <table:table-row table:style-name="Таблиця4.10">
          <table:table-cell table:style-name="Таблиця4.A1" office:value-type="string">
            <text:list xml:id="list150751832994616" text:continue-numbering="true" text:style-name="WW8Num20">
              <text:list-item>
                <text:p text:style-name="P80"/>
              </text:list-item>
            </text:list>
          </table:table-cell>
          <table:table-cell table:style-name="Таблиця4.A1" office:value-type="string">
            <text:p text:style-name="P78">3.</text:p>
          </table:table-cell>
          <table:table-cell table:style-name="Таблиця4.A1" office:value-type="string">
            <text:p text:style-name="P49"><text:span text:style-name="T2">Інструктаж з БЖД</text:span><text:span text:style-name="T9">. </text:span><text:span text:style-name="T2">Налаштування показу презентацій. Ефекти анімації, рух об’єктів в презентаціях.</text:span></text:p>
            <text:p text:style-name="P48"><text:span text:style-name="T9">Практична робота 5</text:span><text:span text:style-name="T2">.</text:span></text:p>
          </table:table-cell>
          <table:table-cell table:style-name="Таблиця4.E1" table:number-columns-spanned="2" office:value-type="string">
            <text:p text:style-name="P53"/>
          </table:table-cell>
          <table:covered-table-cell/>
        </table:table-row>
        <table:table-row table:style-name="Таблиця4.11">
          <table:table-cell table:style-name="Таблиця4.A1" office:value-type="string">
            <text:list xml:id="list150751671219157" text:continue-numbering="true" text:style-name="WW8Num20">
              <text:list-item>
                <text:p text:style-name="P80"/>
              </text:list-item>
            </text:list>
          </table:table-cell>
          <table:table-cell table:style-name="Таблиця4.A1" office:value-type="string">
            <text:p text:style-name="P78">4.</text:p>
          </table:table-cell>
          <table:table-cell table:style-name="Таблиця4.A1" office:value-type="string">
            <text:p text:style-name="P48"><text:span text:style-name="T2">Інструктаж з БЖД</text:span><text:span text:style-name="T9">. </text:span><text:span text:style-name="T2">Ефекти зміни слайдів. </text:span><text:span text:style-name="T9">Практична робота 6</text:span><text:span text:style-name="T2">. Планування представлення презентації та виступ перед аудиторією.</text:span></text:p>
            <text:p text:style-name="P48"><text:span text:style-name="Font_20_Style42"><text:span text:style-name="T10">Узагальнення з теми.</text:span></text:span></text:p>
          </table:table-cell>
          <table:table-cell table:style-name="Таблиця4.E1" table:number-columns-spanned="2" office:value-type="string">
            <text:p text:style-name="P53"/>
          </table:table-cell>
          <table:covered-table-cell/>
        </table:table-row>
        <table:table-row table:style-name="Таблиця4.12">
          <table:table-cell table:style-name="Таблиця4.E1" table:number-columns-spanned="5" office:value-type="string">
            <text:p text:style-name="P54"><text:span text:style-name="Font_20_Style42"><text:span text:style-name="T3"/></text:span></text:p>
            <text:p text:style-name="P41"><text:span text:style-name="Font_20_Style42"><text:span text:style-name="T3"/></text:span></text:p>
            <text:p text:style-name="P41"><text:span text:style-name="Font_20_Style42"><text:span text:style-name="T3"/></text:span></text:p>
            <text:p text:style-name="P41"><text:span text:style-name="Font_20_Style42"><text:span text:style-name="T3">Тема </text:span></text:span><text:span text:style-name="Font_20_Style46"><text:span text:style-name="T7">3</text:span></text:span><text:span text:style-name="Font_20_Style42"><text:span text:style-name="T3"> </text:span></text:span><text:span text:style-name="T3"><text:s/></text:span><text:span text:style-name="Font_20_Style42"><text:span text:style-name="T3">Алгоритми та програми</text:span></text:span><text:span text:style-name="Font_20_Style46"><text:span text:style-name="T7"> (9 год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я4.13">
          <table:table-cell table:style-name="Таблиця4.A1" office:value-type="string">
            <text:p text:style-name="P41"><text:span text:style-name="Font_20_Style42"><text:span text:style-name="T12">9.</text:span></text:span></text:p>
          </table:table-cell>
          <table:table-cell table:style-name="Таблиця4.A1" office:value-type="string">
            <text:p text:style-name="P52"><text:span text:style-name="Font_20_Style42"><text:span text:style-name="T12">1.</text:span></text:span></text:p>
          </table:table-cell>
          <table:table-cell table:style-name="Таблиця4.A1" office:value-type="string">
            <text:p text:style-name="P83"><text:span text:style-name="T2">Інструктаж з БЖД</text:span><text:span text:style-name="T9">. </text:span><text:span text:style-name="T2">Поняття про об’єкт у програмуванні. Властивості об’єкта. Створення програмних об’єктів.</text:span></text:p>
            <text:p text:style-name="P56">Практична робота 7.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2"/></text:span></text:p>
          </table:table-cell>
          <table:covered-table-cell/>
        </table:table-row>
        <table:table-row table:style-name="Таблиця4.13">
          <table:table-cell table:style-name="Таблиця4.A1" office:value-type="string">
            <text:p text:style-name="P41"><text:span text:style-name="Font_20_Style42"><text:span text:style-name="T12">10.</text:span></text:span></text:p>
          </table:table-cell>
          <table:table-cell table:style-name="Таблиця4.A1" office:value-type="string">
            <text:p text:style-name="P52"><text:span text:style-name="Font_20_Style42"><text:span text:style-name="T12">2.</text:span></text:span></text:p>
          </table:table-cell>
          <table:table-cell table:style-name="Таблиця4.A1" office:value-type="string">
            <text:p text:style-name="P59"><text:span text:style-name="T2">Інструктаж з БЖД</text:span><text:span text:style-name="T9">. </text:span><text:span text:style-name="T2">Редагування програмних об’єктів. Поняття події. Види подій.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2"/></text:span></text:p>
          </table:table-cell>
          <table:covered-table-cell/>
        </table:table-row>
        <table:table-row table:style-name="Таблиця4.10">
          <table:table-cell table:style-name="Таблиця4.A1" office:value-type="string">
            <text:p text:style-name="P66"><text:span text:style-name="Font_20_Style42"><text:span text:style-name="T12">11.</text:span></text:span></text:p>
          </table:table-cell>
          <table:table-cell table:style-name="Таблиця4.A1" office:value-type="string">
            <text:p text:style-name="P67"><text:span text:style-name="Font_20_Style42"><text:span text:style-name="T12">3.</text:span></text:span></text:p>
          </table:table-cell>
          <table:table-cell table:style-name="Таблиця4.A1" office:value-type="string">
            <text:p text:style-name="P84"><text:span text:style-name="T3"><text:s/></text:span><text:span text:style-name="T1"><text:s/></text:span><text:span text:style-name="T2">Інструктаж з БЖД</text:span><text:span text:style-name="T9">. </text:span><text:span text:style-name="T2">Програмне опрацювання події.</text:span></text:p>
            <text:p text:style-name="P59"><text:span text:style-name="T9">Практична робота 8.</text:span><text:span text:style-name="T2"> Змінювання значень властивостей об’єкта в програмі. 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2"/></text:span></text:p>
          </table:table-cell>
          <table:covered-table-cell/>
        </table:table-row>
        <table:table-row table:style-name="Таблиця4.16">
          <table:table-cell table:style-name="Таблиця4.A1" office:value-type="string">
            <text:p text:style-name="P66"><text:span text:style-name="Font_20_Style42"><text:span text:style-name="T12">12.</text:span></text:span></text:p>
          </table:table-cell>
          <table:table-cell table:style-name="Таблиця4.A1" office:value-type="string">
            <text:p text:style-name="P67"><text:span text:style-name="Font_20_Style42"><text:span text:style-name="T12">4.</text:span></text:span></text:p>
          </table:table-cell>
          <table:table-cell table:style-name="Таблиця4.C16" office:value-type="string">
            <text:p text:style-name="P85"><text:span text:style-name="T2">Інструктаж з БЖД</text:span><text:span text:style-name="T9">. </text:span><text:span text:style-name="T2">Програмування процесів з повторенням і розгалуженням. Вкладені алгоритмічні структури розгалуження.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2"/></text:span></text:p>
          </table:table-cell>
          <table:covered-table-cell/>
        </table:table-row>
        <table:table-row table:style-name="Таблиця4.17">
          <table:table-cell table:style-name="Таблиця4.A1" office:value-type="string">
            <text:p text:style-name="P41"><text:span text:style-name="Font_20_Style42"><text:span text:style-name="T12">13.</text:span></text:span></text:p>
          </table:table-cell>
          <table:table-cell table:style-name="Таблиця4.A1" office:value-type="string">
            <text:p text:style-name="P52"><text:span text:style-name="Font_20_Style42"><text:span text:style-name="T12">5.</text:span></text:span></text:p>
          </table:table-cell>
          <table:table-cell table:style-name="Таблиця4.A1" office:value-type="string">
            <text:p text:style-name="P86"><text:span text:style-name="T2">Інструктаж з БЖД</text:span><text:span text:style-name="T9">. </text:span><text:span text:style-name="T2">Вкладені алгоритмічні структури повторення та розгалуження. </text:span><text:span text:style-name="T9">Практична робота 10.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1"/></text:span></text:p>
          </table:table-cell>
          <table:covered-table-cell/>
        </table:table-row>
        <table:table-row table:style-name="Таблиця4.18">
          <table:table-cell table:style-name="Таблиця4.A1" office:value-type="string">
            <text:p text:style-name="P41"><text:span text:style-name="Font_20_Style42"><text:span text:style-name="T12">14.</text:span></text:span></text:p>
          </table:table-cell>
          <table:table-cell table:style-name="Таблиця4.A1" office:value-type="string">
            <text:p text:style-name="P52"><text:span text:style-name="Font_20_Style42"><text:span text:style-name="T12">6.</text:span></text:span></text:p>
          </table:table-cell>
          <table:table-cell table:style-name="Таблиця4.A1" office:value-type="string">
            <text:p text:style-name="P86"><text:span text:style-name="T2">Інструктаж з БЖД</text:span><text:span text:style-name="T9">. </text:span><text:span text:style-name="T2">Комбінування вкладених алгоритмічних структур для розв’язування задач. Розв’язання задачі методом поділу на підзадачі. </text:span><text:span text:style-name="T9">Практична робота 11.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1"/></text:span></text:p>
          </table:table-cell>
          <table:covered-table-cell/>
        </table:table-row>
        <table:table-row table:style-name="Таблиця4.19">
          <table:table-cell table:style-name="Таблиця4.A1" office:value-type="string">
            <text:p text:style-name="P41"><text:span text:style-name="Font_20_Style42"><text:span text:style-name="T12">15.</text:span></text:span></text:p>
          </table:table-cell>
          <table:table-cell table:style-name="Таблиця4.A1" office:value-type="string">
            <text:p text:style-name="P52"><text:span text:style-name="Font_20_Style42"><text:span text:style-name="T12">7.</text:span></text:span></text:p>
          </table:table-cell>
          <table:table-cell table:style-name="Таблиця4.A1" office:value-type="string">
            <text:p text:style-name="P86"><text:span text:style-name="T2">Інструктаж з БЖД</text:span><text:span text:style-name="T9">. </text:span><text:span text:style-name="T2">Підготовка вхідних даних та тестування програм. Вибір теми проекту та формування груп.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1"/></text:span></text:p>
          </table:table-cell>
          <table:covered-table-cell/>
        </table:table-row>
        <table:table-row table:style-name="Таблиця4.20">
          <table:table-cell table:style-name="Таблиця4.A1" office:value-type="string">
            <text:p text:style-name="P41"><text:span text:style-name="Font_20_Style42"><text:span text:style-name="T12">16.</text:span></text:span></text:p>
          </table:table-cell>
          <table:table-cell table:style-name="Таблиця4.A1" office:value-type="string">
            <text:p text:style-name="P52"><text:span text:style-name="Font_20_Style42"><text:span text:style-name="T12">8.</text:span></text:span></text:p>
          </table:table-cell>
          <table:table-cell table:style-name="Таблиця4.A1" office:value-type="string">
            <text:p text:style-name="P86"><text:span text:style-name="T2">Інструктаж з БЖД</text:span><text:span text:style-name="T9">. </text:span><text:span text:style-name="T2">Пошук інформаційних матеріалів</text:span><text:span text:style-name="T9">. </text:span><text:span text:style-name="T2">Аналіз та систематизація відомостей.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1"/></text:span></text:p>
          </table:table-cell>
          <table:covered-table-cell/>
        </table:table-row>
        <table:table-row table:style-name="Таблиця4.20">
          <table:table-cell table:style-name="Таблиця4.A1" office:value-type="string">
            <text:p text:style-name="P41"><text:span text:style-name="Font_20_Style42"><text:span text:style-name="T12">17.</text:span></text:span></text:p>
          </table:table-cell>
          <table:table-cell table:style-name="Таблиця4.A1" office:value-type="string">
            <text:p text:style-name="P52"><text:span text:style-name="Font_20_Style42"><text:span text:style-name="T12">9.</text:span></text:span></text:p>
          </table:table-cell>
          <table:table-cell table:style-name="Таблиця4.A1" office:value-type="string">
            <text:p text:style-name="P86"><text:span text:style-name="T2">Інструктаж з БЖД</text:span><text:span text:style-name="T9">. </text:span><text:span text:style-name="T2">Створення інформаційного продукту проекту. Презентація та оцінювання проектів.</text:span></text:p>
            <text:p text:style-name="P86"><text:soft-page-break/><text:span text:style-name="Font_20_Style42"><text:span text:style-name="T10">Узагальнення з теми.</text:span></text:span></text:p>
          </table:table-cell>
          <table:table-cell table:style-name="Таблиця4.E1" table:number-columns-spanned="2" office:value-type="string">
            <text:p text:style-name="P51"><text:span text:style-name="Font_20_Style42"><text:span text:style-name="T11"/></text:span></text:p>
          </table:table-cell>
          <table:covered-table-cell/>
        </table:table-row>
      </table:table>
      <text:p text:style-name="P30"><text:span text:style-name="Font_20_Style42"><text:span text:style-name="T7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І. Пояснювальна записка</text:p>
      <text:p text:style-name="Standard"><text:span text:style-name="T2">На індивідуальному навчанні перебуває Карапетров Олександр, учень 6-В класу.</text:span></text:p>
      <text:p text:style-name="Standard"><text:span text:style-name="T2">При складанні програми індивідуальних занять з Карапетровим Олександром використана програма Інформатика для 6 класів загальноосвітніх навчальних закладів. Джерело: </text:span><text:span text:style-name="T1"><text:s/></text:span><text:span text:style-name="T15">mon</text:span><text:span text:style-name="T1">.</text:span><text:span text:style-name="T15">gov</text:span><text:span text:style-name="T1">.</text:span><text:span text:style-name="T15">ua</text:span><text:span text:style-name="T1"><text:line-break/></text:span><text:span text:style-name="T2">Заняття проводяться протягом <text:s/>І семестру 2 години на місяць (8 разів) та протягом ІІ семестру 2 години на місяць (9 разів). Режим занять: 1, 3 п’ятниця 11.30-12.15.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6 класу за темами, передбаченими програмою, Олександр повинен:</text:span></text:p>
      <text:list xml:id="list661956339" text:style-name="WW8Num1">
        <text:list-item>
          <text:p text:style-name="P76"><text:span text:style-name="T44">розуміє поняття вкладених алгоритмічних структур;</text:span></text:p>
        </text:list-item>
        <text:list-item>
          <text:p text:style-name="P76"><text:span text:style-name="T44">знає і розуміє поняття об’єкта в програмуванні</text:span></text:p>
        </text:list-item>
        <text:list-item>
          <text:p text:style-name="P76"><text:span text:style-name="T2">знати головні основи роботи з комп’ютером;</text:span></text:p>
        </text:list-item>
        <text:list-item>
          <text:p text:style-name="P76"><text:span text:style-name="T2">вміти працювати з графічним редактором;</text:span></text:p>
        </text:list-item>
        <text:list-item>
          <text:p text:style-name="P76"><text:span text:style-name="T2">вміти працювати з редактором презентацій</text:span><text:span text:style-name="Font_20_Style42"><text:span text:style-name="T3">.</text:span></text:span><text:span text:style-name="T2"><text:line-break/></text:span></text:p>
        </text:list-item>
      </text:list>
      <text:p text:style-name="P4"><text:soft-page-break/>Інтенсифікація програми відбувається за рахунок об’єднання кількох тем скорочення змісту навчального матеріалу.</text:p>
      <text:p text:style-name="P77"><text:line-break/></text:p>
      <text:p text:style-name="P9"/>
      <text:p text:style-name="P12"/>
      <text:p text:style-name="P12"/>
      <text:p text:style-name="P12"/>
      <text:p text:style-name="P12"/>
      <text:p text:style-name="P12"/>
      <text:p text:style-name="P7"/>
      <text:p text:style-name="P8">ІІ. Зведена підсумкова таблиця</text:p>
      <text:p text:style-name="P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2">№</text:p>
            <text:p text:style-name="P12"/>
          </table:table-cell>
          <table:table-cell table:style-name="Таблиця5.B1" office:value-type="string">
            <text:p text:style-name="P17">Тема</text:p>
          </table:table-cell>
          <table:table-cell table:style-name="Таблиця5.C1" table:number-columns-spanned="2" office:value-type="string">
            <text:p text:style-name="P17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17">Кількість узагальнень</text:p>
          </table:table-cell>
          <table:covered-table-cell/>
          <table:table-cell table:style-name="Таблиця5.G1" office:value-type="string">
            <text:p text:style-name="P17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1"/>
          </table:table-cell>
          <table:table-cell table:style-name="Таблиця5.B2" office:value-type="string">
            <text:p text:style-name="P10"/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G2" office:value-type="string">
            <text:p text:style-name="P17">індив.</text:p>
            <text:p text:style-name="P17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17">1.</text:p>
          </table:table-cell>
          <table:table-cell table:style-name="Таблиця5.B3" office:value-type="string">
            <text:p text:style-name="P68"><text:span text:style-name="Font_20_Style42"><text:span text:style-name="T22">Комп’ютерна графіка</text:span></text:span></text:p>
          </table:table-cell>
          <table:table-cell table:style-name="Таблиця5.B3" office:value-type="string">
            <text:p text:style-name="P29"/>
          </table:table-cell>
          <table:table-cell table:style-name="Таблиця5.B3" office:value-type="string">
            <text:p text:style-name="P20"/>
          </table:table-cell>
          <table:table-cell table:style-name="Таблиця5.E3" office:value-type="string">
            <text:p text:style-name="P20"/>
          </table:table-cell>
          <table:table-cell table:style-name="Таблиця5.B3" office:value-type="string">
            <text:p text:style-name="P20"/>
          </table:table-cell>
          <table:table-cell table:style-name="Таблиця5.G3" office:value-type="string">
            <text:p text:style-name="P11"/>
          </table:table-cell>
        </table:table-row>
        <table:table-row table:style-name="Таблиця5.4">
          <table:table-cell table:style-name="Таблиця5.A4" office:value-type="string">
            <text:p text:style-name="P17">2.</text:p>
          </table:table-cell>
          <table:table-cell table:style-name="Таблиця5.B4" office:value-type="string">
            <text:p text:style-name="P68"><text:span text:style-name="Font_20_Style42"><text:span text:style-name="T22">Комп’ютерні презентації</text:span></text:span></text:p>
          </table:table-cell>
          <table:table-cell table:style-name="Таблиця5.B4" office:value-type="string">
            <text:p text:style-name="P26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  <table:table-row table:style-name="Таблиця5.5">
          <table:table-cell table:style-name="Таблиця5.A4" office:value-type="string">
            <text:p text:style-name="P17">3.</text:p>
          </table:table-cell>
          <table:table-cell table:style-name="Таблиця5.B4" office:value-type="string">
            <text:p text:style-name="P68"><text:span text:style-name="Font_20_Style42"><text:span text:style-name="T22">Алгоритми та програми</text:span></text:span></text:p>
          </table:table-cell>
          <table:table-cell table:style-name="Таблиця5.B4" office:value-type="string">
            <text:p text:style-name="P26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Куси4ка</meta:initial-creator>
    <meta:creation-date>2017-09-11T22:26:00</meta:creation-date>
    <dc:date>2018-10-28T15:07:50.452669210</dc:date>
    <meta:print-date>2017-09-19T01:53:00</meta:print-date>
    <meta:editing-cycles>9</meta:editing-cycles>
    <meta:editing-duration>PT40M53S</meta:editing-duration>
    <meta:generator>LibreOffice/6.1.2.1$Linux_X86_64 LibreOffice_project/10$Build-1</meta:generator>
    <meta:document-statistic meta:table-count="5" meta:image-count="0" meta:object-count="0" meta:page-count="9" meta:paragraph-count="205" meta:word-count="1090" meta:character-count="8967" meta:non-whitespace-character-count="7468"/>
  </office:meta>
</office:document-meta>
</file>